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6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P7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17481" officeooo:paragraph-rsid="00117481" style:font-size-asian="10pt" style:font-size-complex="10pt"/>
    </style:style>
    <style:style style:name="P8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33eb7" style:font-size-asian="10pt" style:font-size-complex="10pt"/>
    </style:style>
    <style:style style:name="P9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437ea" style:font-size-asian="10pt" style:font-size-complex="10pt"/>
    </style:style>
    <style:style style:name="P10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11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12" style:family="paragraph" style:parent-style-name="Standard">
      <style:paragraph-properties fo:margin-top="0cm" fo:margin-bottom="0.55cm" loext:contextual-spacing="false" fo:text-align="center" style:justify-single-word="false"/>
      <style:text-properties officeooo:paragraph-rsid="00115126"/>
    </style:style>
    <style:style style:name="T1" style:family="text">
      <style:text-properties officeooo:rsid="001437ea"/>
    </style:style>
    <style:style style:name="T2" style:family="text">
      <style:text-properties style:font-name="Cambria"/>
    </style:style>
    <style:style style:name="T3" style:family="text">
      <style:text-properties style:font-name="Cambria" officeooo:rsid="00115126"/>
    </style:style>
    <style:style style:name="T4" style:family="text">
      <style:text-properties style:font-name="Cambria" officeooo:rsid="0033dde5"/>
    </style:style>
    <style:style style:name="T5" style:family="text">
      <style:text-properties style:font-name="Cambria" fo:font-size="16pt" fo:font-weight="bold" officeooo:rsid="00115126" style:font-size-asian="16pt" style:font-weight-asian="bold" style:font-size-complex="16pt" style:font-weight-complex="bold"/>
    </style:style>
    <style:style style:name="T6" style:family="text">
      <style:text-properties style:font-name="Cambria" officeooo:rsid="0034974d"/>
    </style:style>
    <style:style style:name="T7" style:family="text">
      <style:text-properties style:font-name="Cambria" officeooo:rsid="00357fcb"/>
    </style:style>
    <style:style style:name="T8" style:family="text">
      <style:text-properties style:font-name="Cambria" officeooo:rsid="0036048b"/>
    </style:style>
    <style:style style:name="T9" style:family="text">
      <style:text-properties style:font-name="Cambria" officeooo:rsid="003716ce"/>
    </style:style>
    <style:style style:name="T10" style:family="text">
      <style:text-properties officeooo:rsid="002f26e5"/>
    </style:style>
    <style:style style:name="T11" style:family="text">
      <style:text-properties officeooo:rsid="0033dd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2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2">adres@email.com</text:span></text:a></text:p>
      <text:p text:style-name="P5">Pan Komendant Wojewódzki Policji<text:line-break/>w Mieście Wojewódzkim</text:p>
      <text:p text:style-name="P3">Podanie o <text:span text:style-name="T11">rozszerzenie </text:span>pozwoleni<text:span text:style-name="T11">a</text:span> na broń</text:p>
      <text:p text:style-name="P10"><text:span text:style-name="T4">Na podstawie Artykułu 155 Kodeksu Postępowania Administracyjnego, w</text:span><text:span text:style-name="T3">noszę o </text:span><text:span text:style-name="T4">zmianę decyzji nr XXX o wydaniu mi pozwolenia na broń do celów kolekcjonerskich, w zakresie liczby egzemplarzy broni, z dotychczasowych 10 (dziesięciu) do 20 (dwudziestu).</text:span></text:p>
      <text:p text:style-name="P12"><text:span text:style-name="T5">Uzasadnienie</text:span></text:p>
      <text:p text:style-name="P11"><text:span text:style-name="T4">Obecnie posiadam 9 (dziewięć) egzemplarzy broni z 10 (dziesięciu) jakie przewiduje wydane mi pozwolenie. Chcąc kontynuować budowanie mojej kolekcji broni, jak również chcąc zachować możliwość zakupu kolejnego egzemplarz</text:span><text:span text:style-name="T7">a</text:span><text:span text:style-name="T4"> </text:span><text:span text:style-name="T8">broni </text:span><text:span text:style-name="T4">w czasie </text:span><text:span text:style-name="T6">trwania </text:span><text:span text:style-name="T4">postępowania, wnoszę co napisano powyżej.</text:span></text:p>
      <text:p text:style-name="P6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18" meta:character-count="894" meta:non-whitespace-character-count="785"/>
  </office:meta>
</office:document-meta>
</file>